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paragraph-rsid="000b904a"/>
    </style:style>
    <style:style style:name="P2" style:family="paragraph" style:parent-style-name="Standard">
      <style:text-properties officeooo:paragraph-rsid="000b904a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0b904a" style:font-weight-asian="bold" style:font-weight-complex="bold"/>
    </style:style>
    <style:style style:name="P4" style:family="paragraph" style:parent-style-name="Standard" style:list-style-name="L1">
      <style:text-properties officeooo:paragraph-rsid="000b904a"/>
    </style:style>
    <style:style style:name="P5" style:family="paragraph" style:parent-style-name="Standard" style:list-style-name="L1">
      <style:text-properties officeooo:paragraph-rsid="00143196"/>
    </style:style>
    <style:style style:name="P6" style:family="paragraph" style:parent-style-name="Standard" style:list-style-name="L1">
      <style:text-properties officeooo:paragraph-rsid="0015f202"/>
    </style:style>
    <style:style style:name="P7" style:family="paragraph" style:parent-style-name="Standard" style:list-style-name="L2">
      <style:text-properties officeooo:paragraph-rsid="000b904a"/>
    </style:style>
    <style:style style:name="P8" style:family="paragraph" style:parent-style-name="Standard">
      <style:text-properties officeooo:paragraph-rsid="000b904a"/>
    </style:style>
    <style:style style:name="P9" style:family="paragraph" style:parent-style-name="Standard">
      <style:text-properties fo:font-weight="bold" officeooo:paragraph-rsid="000b904a" style:font-weight-asian="bold" style:font-weight-complex="bold"/>
    </style:style>
    <style:style style:name="P10" style:family="paragraph" style:parent-style-name="Table_20_Contents">
      <style:text-properties officeooo:paragraph-rsid="0015f202"/>
    </style:style>
    <style:style style:name="T1" style:family="text">
      <style:text-properties officeooo:rsid="00174263"/>
    </style:style>
    <style:style style:name="T2" style:family="text">
      <style:text-properties officeooo:rsid="000fc551"/>
    </style:style>
    <style:style style:name="T3" style:family="text">
      <style:text-properties officeooo:rsid="0015f202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op and copy scheme</text:p>
      <text:p text:style-name="P2"/>
      <text:list xml:id="list947198744" text:style-name="L1">
        <text:list-item>
          <text:p text:style-name="P4">Memory is divided into two areas</text:p>
          <text:list>
            <text:list-item>
              <text:p text:style-name="P4">Old space</text:p>
              <text:list>
                <text:list-item>
                  <text:p text:style-name="P4">Used for allocation</text:p>
                </text:list-item>
                <text:list-item>
                  <text:p text:style-name="P4">The heap pointer points to the next free word of memory</text:p>
                </text:list-item>
                <text:list-item>
                  <text:p text:style-name="P4">Allocation of memory just involves advancing the heap pointer</text:p>
                </text:list-item>
              </text:list>
            </text:list-item>
            <text:list-item>
              <text:p text:style-name="P4">New space</text:p>
              <text:list>
                <text:list-item>
                  <text:p text:style-name="P4">Used as a reserve for garbage collection</text:p>
                </text:list-item>
                <text:list-item>
                  <text:p text:style-name="P4">A fairly significant amount of space has to be reserved for the garbage collector</text:p>
                </text:list-item>
              </text:list>
            </text:list-item>
            <text:list-item>
              <text:p text:style-name="P4">Fundamentally programs can use only half of the available memory, i.e., the old space</text:p>
            </text:list-item>
          </text:list>
        </text:list-item>
        <text:list-item>
          <text:p text:style-name="P4">GC starts when the old space is full</text:p>
          <text:list>
            <text:list-item>
              <text:p text:style-name="P4">Copies all reachable objects from the old space to the new space leaving the garbage behind.</text:p>
            </text:list-item>
            <text:list-item>
              <text:p text:style-name="P4">The <text:s/>roles of the old and new spaces are reversed and the program continues.</text:p>
            </text:list-item>
          </text:list>
        </text:list-item>
        <text:list-item>
          <text:p text:style-name="P4">As we copy a reachable object to the new space we have to find all pointers pointing to it and fix them. <text:span text:style-name="T2">This is done while copying, by storing a </text:span>forwarding pointer in the old copy and mark<text:span text:style-name="T2">ing</text:span> it as copied so that whenever we come across it again in the copy phase we can update the reference to it in the referring object.</text:p>
        </text:list-item>
      </text:list>
      <text:p text:style-name="P2"/>
      <text:p text:style-name="P9">Implementing traversal without using extra space</text:p>
      <text:list xml:id="list1644400619" text:continue-numbering="true" text:style-name="L1">
        <text:list-item>
          <text:p text:style-name="P6"><text:span text:style-name="T3">There is still the problem of how the traversal for the initial copy can be achieved without using extra space.</text:span></text:p>
        </text:list-item>
        <text:list-item>
          <text:p text:style-name="P4">Partition the <text:span text:style-name="T4">new space</text:span> into three <text:span text:style-name="T1">contiguous</text:span> areas</text:p>
          <text:list>
            <text:list-item>
              <text:p text:style-name="P4">Empty region – Region where the objects are copied to by incrementing the allocation pointer.</text:p>
            </text:list-item>
            <text:list-item>
              <text:p text:style-name="P4"><text:span text:style-name="T3">Copied</text:span> region – Region contains copied objects whose pointers have not yet been scanned.(Kind of like the unprocessed work<text:span text:style-name="T1">-</text:span>list)</text:p>
            </text:list-item>
            <text:list-item>
              <text:p text:style-name="P4">Copied and scan region – Region contains copied objects whose pointers have been scanned.</text:p>
            </text:list-item>
          </text:list>
        </text:list-item>
        <text:list-item>
          <text:p text:style-name="P5">Algorithms</text:p>
          <text:list>
            <text:list-item>
              <text:p text:style-name="P5">Copy objects pointed to by the root and set the forwarding pointer.</text:p>
            </text:list-item>
            <text:list-item>
              <text:p text:style-name="P5">If there are objects in the work list(no-scanned list)</text:p>
              <text:list>
                <text:list-item>
                  <text:p text:style-name="P5">Copy the pointed to objects. Set the forward pointers of the old copy of the pointed to objects</text:p>
                </text:list-item>
                <text:list-item>
                  <text:p text:style-name="P5">Fix pointer of the pointing object and advance the scan pointer.</text:p>
                </text:list-item>
                <text:list-item>
                  <text:p text:style-name="P5">Swap the roles of the spaces</text:p>
                </text:list-item>
              </text:list>
            </text:list-item>
          </text:list>
        </text:list-item>
      </text:list>
      <text:p text:style-name="P2"><draw:custom-shape text:anchor-type="paragraph" draw:z-index="1" draw:style-name="gr1" svg:width="0.0362in" svg:height="0.3815in" svg:x="2.2736in" svg:y="0.137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style-name="gr1" svg:width="0.0717in" svg:height="0.4315in" svg:x="0.0827in" svg:y="0.094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3" draw:style-name="gr2" svg:width="0.3161in" svg:height="0.2016in" svg:x="0.2118in" svg:y="0.1736in"><draw:text-box><text:p>start</text:p></draw:text-box></draw:frame><draw:frame text:anchor-type="paragraph" draw:z-index="5" draw:style-name="gr4" svg:width="0.3594in" svg:height="0.2303in" svg:x="4.5508in" svg:y="0.0591in"><draw:text-box><text:p>alloc</text:p></draw:text-box></draw:frame><draw:custom-shape text:anchor-type="paragraph" draw:z-index="0" draw:style-name="gr1" svg:width="0.0287in" svg:height="0.5248in" svg:x="4.4791in" svg:y="0.172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frame text:anchor-type="paragraph" draw:z-index="4" draw:style-name="gr3" svg:width="0.3524in" svg:height="0.1941in" svg:x="2.3528in" svg:y="0.0252in"><draw:text-box><text:p>scan</text:p></draw:text-box></draw:frame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<text:span text:style-name="T3">Copied and scanned</text:span></text:p>
          </table:table-cell>
          <table:table-cell table:style-name="Table1.A1" office:value-type="string">
            <text:p text:style-name="P10"><text:span text:style-name="T3">Copied and not scanned</text:span></text:p>
          </table:table-cell>
          <table:table-cell table:style-name="Table1.C1" office:value-type="string">
            <text:p text:style-name="P1">Empty</text:p>
          </table:table-cell>
        </table:table-row>
      </table:table>
      <text:p text:style-name="P2"/>
      <text:p text:style-name="P2"><text:span text:style-name="T4">Advantages</text:span></text:p>
      <text:list xml:id="list227029426" text:continue-numbering="true" text:style-name="L1">
        <text:list-item>
          <text:p text:style-name="P4">A simple allocation strategy</text:p>
        </text:list-item>
        <text:list-item>
          <text:p text:style-name="P4">Heuristics suggest that this is the fastest GC method as</text:p>
          <text:list>
            <text:list-item>
              <text:p text:style-name="P4">Allocation is very cheap. Involves only implementing the heap pointer.</text:p>
            </text:list-item>
          </text:list>
        </text:list-item>
        <text:list-item>
          <text:p text:style-name="P4">Collection is very cheap especially if there is lot garbage as stop-and-copy goes over only the live objects. This stop-and-copy = O(|live-objects|)</text:p>
        </text:list-item>
      </text:list>
      <text:p text:style-name="P2"/>
      <text:p text:style-name="P9">Disadvantages</text:p>
      <text:list xml:id="list840754780" text:continue-numbering="true" text:style-name="L1">
        <text:list-item>
          <text:p text:style-name="P4"><text:soft-page-break/>Need to scan and copy objects in the stack(as roots) and update pointers in the stack. This can be an expensive operation.</text:p>
        </text:list-item>
        <text:list-item>
          <text:p text:style-name="P4">Moves objects around. AS a result cannot use them with languages that allow operations on pointers like C and C++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3-02-08T08:10:56</meta:creation-date>
    <dc:date>2013-02-08T09:14:45</dc:date>
    <dc:creator>Kempa </dc:creator>
    <meta:editing-duration>PT33M28S</meta:editing-duration>
    <meta:editing-cycles>4</meta:editing-cycles>
    <meta:generator>LibreOffice/3.6$Linux_x86 LibreOffice_project/360m1$Build-2</meta:generator>
    <meta:document-statistic meta:table-count="1" meta:image-count="0" meta:object-count="0" meta:page-count="2" meta:paragraph-count="37" meta:word-count="441" meta:character-count="2411" meta:non-whitespace-character-count="2036"/>
  </office:meta>
</office:document-meta>
</file>